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202" style:parent-style-name="Standard" style:family="paragraph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T204" style:parent-style-name="DefaultParagraphFont" style:family="text">
      <style:text-properties style:font-name="Garamond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Standard" style:family="paragraph">
      <style:text-properties style:font-name="Garamond"/>
    </style:style>
    <style:style style:name="P207" style:parent-style-name="Standard" style:family="paragraph">
      <style:paragraph-properties fo:break-before="page"/>
      <style:text-properties style:font-name="Garamond"/>
    </style:style>
    <style:style style:name="T20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0" style:parent-style-name="DefaultParagraphFont" style:family="text">
      <style:text-properties style:font-name="Garamond" fo:font-size="8pt" style:font-size-asian="8pt" style:font-size-complex="8pt"/>
    </style:style>
    <style:style style:name="T21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2" style:parent-style-name="DefaultParagraphFont" style:family="text">
      <style:text-properties style:font-name="Garamond" fo:font-size="10pt" style:font-size-asian="10pt" style:font-size-complex="10pt"/>
    </style:style>
    <style:style style:name="T213" style:parent-style-name="DefaultParagraphFont" style:family="text">
      <style:text-properties style:font-name="Garamond" fo:font-size="10pt" style:font-size-asian="10pt" style:font-size-complex="10pt"/>
    </style:style>
    <style:style style:name="P214" style:parent-style-name="Standard" style:family="paragraph">
      <style:text-properties style:font-name="Garamond" fo:font-size="10pt" style:font-size-asian="10pt" style:font-size-complex="10pt"/>
    </style:style>
    <style:style style:name="TableColumn216" style:family="table-column">
      <style:table-column-properties style:column-width="3.5041in" style:use-optimal-column-width="false"/>
    </style:style>
    <style:style style:name="TableColumn217" style:family="table-column">
      <style:table-column-properties style:column-width="0.6194in" style:use-optimal-column-width="false"/>
    </style:style>
    <style:style style:name="TableColumn218" style:family="table-column">
      <style:table-column-properties style:column-width="0.5666in" style:use-optimal-column-width="false"/>
    </style:style>
    <style:style style:name="TableColumn219" style:family="table-column">
      <style:table-column-properties style:column-width="0.4958in" style:use-optimal-column-width="false"/>
    </style:style>
    <style:style style:name="TableColumn220" style:family="table-column">
      <style:table-column-properties style:column-width="0.5659in" style:use-optimal-column-width="false"/>
    </style:style>
    <style:style style:name="TableColumn221" style:family="table-column">
      <style:table-column-properties style:column-width="0.5576in" style:use-optimal-column-width="false"/>
    </style:style>
    <style:style style:name="Table215" style:family="table">
      <style:table-properties style:width="6.3097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7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P229" style:parent-style-name="Normal" style:family="paragraph">
      <style:text-properties fo:hyphenate="tru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Standard" style:family="paragraph">
      <style:paragraph-properties fo:text-align="justify"/>
    </style:style>
    <style:style style:name="T251" style:parent-style-name="DefaultParagraphFont" style:family="text">
      <style:text-properties style:font-name="Liberation Sans" style:font-name-asian="Liberation Sans" style:font-name-complex="Liberation Sans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Standard" style:family="paragraph">
      <style:paragraph-properties fo:text-align="justify"/>
    </style:style>
    <style:style style:name="T259" style:parent-style-name="DefaultParagraphFont" style:family="text">
      <style:text-properties style:font-name="Liberation Sans" style:font-name-asian="Liberation Sans" style:font-name-complex="Liberation Sans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Standard" style:family="paragraph">
      <style:paragraph-properties fo:text-align="justify"/>
    </style:style>
    <style:style style:name="T279" style:parent-style-name="DefaultParagraphFont" style:family="text">
      <style:text-properties style:font-name="Liberation Sans" style:font-name-asian="Liberation Sans" style:font-name-complex="Liberation Sans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Standard" style:family="paragraph">
      <style:paragraph-properties fo:text-align="justify"/>
    </style:style>
    <style:style style:name="T289" style:parent-style-name="DefaultParagraphFont" style:family="text">
      <style:text-properties style:font-name="Liberation Sans" style:font-name-asian="Liberation Sans" style:font-name-complex="Liberation Sans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Standard" style:family="paragraph">
      <style:paragraph-properties fo:text-align="justify"/>
    </style:style>
    <style:style style:name="T307" style:parent-style-name="DefaultParagraphFont" style:family="text">
      <style:text-properties style:font-name="Liberation Sans" style:font-name-asian="Liberation Sans" style:font-name-complex="Liberation Sans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Standard" style:family="paragraph">
      <style:paragraph-properties fo:text-align="justify"/>
    </style:style>
    <style:style style:name="T317" style:parent-style-name="DefaultParagraphFont" style:family="text">
      <style:text-properties style:font-name="Liberation Sans" style:font-name-asian="Liberation Sans" style:font-name-complex="Liberation Sans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Standard" style:family="paragraph">
      <style:paragraph-properties fo:text-align="justify"/>
    </style:style>
    <style:style style:name="T337" style:parent-style-name="DefaultParagraphFont" style:family="text">
      <style:text-properties style:font-name="Liberation Sans" style:font-name-asian="Liberation Sans" style:font-name-complex="Liberation Sans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Standard" style:family="paragraph">
      <style:paragraph-properties fo:text-align="justify"/>
    </style:style>
    <style:style style:name="T343" style:parent-style-name="DefaultParagraphFont" style:family="text">
      <style:text-properties style:font-name="Liberation Sans" style:font-name-asian="Liberation Sans" style:font-name-complex="Liberation Sans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Standard" style:family="paragraph">
      <style:paragraph-properties fo:text-align="justify"/>
    </style:style>
    <style:style style:name="T363" style:parent-style-name="DefaultParagraphFont" style:family="text">
      <style:text-properties style:font-name="Liberation Sans" style:font-name-asian="Liberation Sans" style:font-name-complex="Liberation Sans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Standard" style:family="paragraph">
      <style:paragraph-properties fo:text-align="justify"/>
    </style:style>
    <style:style style:name="T371" style:parent-style-name="DefaultParagraphFont" style:family="text">
      <style:text-properties style:font-name="Liberation Sans" style:font-name-asian="Liberation Sans" style:font-name-complex="Liberation Sans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80" style:parent-style-name="Standard" style:family="paragraph">
      <style:text-properties style:font-name="Garamond" fo:font-size="10pt" style:font-size-asian="10pt" style:font-size-complex="10pt"/>
    </style:style>
    <style:style style:name="T38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7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8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9" style:parent-style-name="Standard" style:family="paragraph">
      <style:text-properties style:font-name="Garamond" fo:font-size="10pt" style:font-size-asian="10pt" style:font-size-complex="10pt"/>
    </style:style>
    <style:style style:name="T39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9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 John Christian Sun</text:p>
            <text:p text:style-name="P45"/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th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<text:s/></text:span><text:span text:style-name="T62">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 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P202"/>
      <text:soft-page-break/>
      <text:p text:style-name="Standard"><text:span text:style-name="T203">Tester's<text:s/></text:span><text:span text:style-name="T204">Comments:</text:span></text:p>
      <text:p text:style-name="P205"/>
      <text:p text:style-name="P206"/>
      <text:p text:style-name="P207"/>
      <text:p text:style-name="Standard"><text:span text:style-name="T208">Usability Goals</text:span><text:span text:style-name="T209"><text:note text:note-class="footnote" text:id="_ftn0"><text:note-citation>1</text:note-citation><text:note-body><text:p text:style-name="Footnote"><text:span text:style-name="T210">http://chaione.com/ux-research-standardizing-usability-questionnaires/</text:span></text:p></text:note-body></text:note></text:span><text:span text:style-name="T211">:</text:span></text:p>
      <text:p text:style-name="Standard"><text:span text:style-name="T212">This is the System Usability Scale (SUS) used to measure users' perceived usability of a product or system. <text:s/>It is highly reliable (0.91). <text:s/>Mark the most</text:span><text:span text:style-name="T213"><text:s/>appropriate box that shows how much you agree with the statement.</text:span></text:p>
      <text:p text:style-name="P214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 table:number-rows-spanned="2">
            <text:p text:style-name="P224">System Usability Scale Standard Version</text:p>
          </table:table-cell>
          <table:table-cell table:style-name="TableCell225" table:number-columns-spanned="5">
            <text:p text:style-name="P226">Strongly <text:s text:c="42"/>Strongly <text:s text:c="88"/><text:s text:c="24"/></text:p>
            <text:p text:style-name="P227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8">
          <table:covered-table-cell>
            <text:p text:style-name="P229"/>
          </table:covered-table-cell>
          <table:table-cell table:style-name="TableCell230">
            <text:p text:style-name="P231">1</text:p>
          </table:table-cell>
          <table:table-cell table:style-name="TableCell232">
            <text:p text:style-name="P233">2</text:p>
          </table:table-cell>
          <table:table-cell table:style-name="TableCell234">
            <text:p text:style-name="P235">3</text:p>
          </table:table-cell>
          <table:table-cell table:style-name="TableCell236">
            <text:p text:style-name="P237">4</text:p>
          </table:table-cell>
          <table:table-cell table:style-name="TableCell238">
            <text:p text:style-name="P239">5</text:p>
          </table:table-cell>
        </table:table-row>
        <table:table-row table:style-name="TableRow240">
          <table:table-cell table:style-name="TableCell241">
            <text:p text:style-name="P242">1. <text:s/>I think that I would like to use this system.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(<text:span text:style-name="T251">√</text:span>)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2. I found the system<text:s/>unnecessarily complex.</text:p>
          </table:table-cell>
          <table:table-cell table:style-name="TableCell257">
            <text:p text:style-name="P258">(<text:span text:style-name="T259">√</text:span>)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3. <text:s/>I thought the system was easy to use.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>(<text:span text:style-name="T279">√</text:span>)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4. <text:s/>I think that I would need the support of a technical person to be able to use this system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(<text:span text:style-name="T289">√</text:span>)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5. <text:s/>I found the various functions in the system were well integrated.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>(<text:span text:style-name="T307">√</text:span>)</text:p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6. <text:s/>I thought where was too much inconsistency in this system.</text:p>
          </table:table-cell>
          <table:table-cell table:style-name="TableCell313">
            <text:p text:style-name="P314"/>
          </table:table-cell>
          <table:table-cell table:style-name="TableCell315">
            <text:p text:style-name="P316">(<text:span text:style-name="T317">√</text:span>)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7. <text:s/>I would image that most people would learn to use this system very quickly.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>(<text:span text:style-name="T337">√</text:span>)</text:p>
          </table:table-cell>
        </table:table-row>
        <table:table-row table:style-name="TableRow338">
          <table:table-cell table:style-name="TableCell339">
            <text:p text:style-name="P340">8. <text:s text:c="2"/>I found the system very cumbersome to use.</text:p>
          </table:table-cell>
          <table:table-cell table:style-name="TableCell341">
            <text:p text:style-name="P342">(<text:span text:style-name="T343">√</text:span>)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9. <text:s text:c="2"/>I felt very confident<text:s/>using the system.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>(<text:span text:style-name="T363">√</text:span>)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10. <text:s/>I needed to learn a lot of things before I could get going with this system.</text:p>
          </table:table-cell>
          <table:table-cell table:style-name="TableCell369">
            <text:p text:style-name="P370">(<text:span text:style-name="T371">√</text:span>)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</table:table>
      <text:p text:style-name="P380"/>
      <text:p text:style-name="Standard"><text:span text:style-name="T381">Computation of SUS Score:</text:span></text:p>
      <text:p text:style-name="P382">For odd items: subtract one from the user response.</text:p>
      <text:list text:style-name="LFO12" text:continue-numbering="true">
        <text:list-item>
          <text:p text:style-name="P383">For odd items: subtract one from the user response.</text:p>
        </text:list-item>
        <text:list-item>
          <text:p text:style-name="P384">For<text:s/>even items: subtract the user response from 5.</text:p>
        </text:list-item>
        <text:list-item>
          <text:p text:style-name="P385">This scales all values from 0-4 (with 4 being the most positive response).</text:p>
        </text:list-item>
        <text:list-item>
          <text:p text:style-name="P386">Add up the converted responses for each user and multiply that total to 2.5. <text:s/>This converts the range of possible values from 0 to 100<text:s/>instead of from 0-40.</text:p>
        </text:list-item>
      </text:list>
      <text:p text:style-name="P387"/>
      <text:p text:style-name="P388">SUS Score: _________________</text:p>
      <text:p text:style-name="P389"/>
      <text:p text:style-name="Standard"><text:span text:style-name="T390">Tester's Comments:</text:span><text:span text:style-name="T39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13:00Z</dc:date>
    <meta:print-date>2006-07-28T14:33:00Z</meta:print-date>
    <meta:template xlink:href="Normal" xlink:type="simple"/>
    <meta:editing-cycles>35</meta:editing-cycles>
    <meta:editing-duration>PT8460S</meta:editing-duration>
    <meta:document-statistic meta:page-count="3" meta:paragraph-count="5" meta:word-count="446" meta:character-count="2987" meta:row-count="21" meta:non-whitespace-character-count="2546"/>
  </office:meta>
</office:document-meta>
</file>